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text-properties officeooo:rsid="00092998" officeooo:paragraph-rsid="00092998"/>
    </style:style>
    <style:style style:name="P2" style:family="paragraph" style:parent-style-name="Text_20_body" style:list-style-name="L2">
      <style:text-properties officeooo:rsid="00092998" officeooo:paragraph-rsid="00092998"/>
    </style:style>
    <style:style style:name="P3" style:family="paragraph" style:parent-style-name="Text_20_body" style:list-style-name="L2">
      <style:text-properties officeooo:paragraph-rsid="00092998"/>
    </style:style>
    <style:style style:name="P4" style:family="paragraph" style:parent-style-name="Text_20_body" style:list-style-name="L3">
      <style:text-properties officeooo:rsid="00097333" officeooo:paragraph-rsid="00097333"/>
    </style:style>
    <style:style style:name="P5" style:family="paragraph" style:parent-style-name="Heading_20_1">
      <style:paragraph-properties fo:text-align="center" style:justify-single-word="false"/>
      <style:text-properties officeooo:paragraph-rsid="00092998"/>
    </style:style>
    <style:style style:name="P6" style:family="paragraph" style:parent-style-name="Heading_20_2">
      <style:text-properties officeooo:rsid="00092998" officeooo:paragraph-rsid="00092998"/>
    </style:style>
    <style:style style:name="T1" style:family="text">
      <style:text-properties officeooo:rsid="00092998"/>
    </style:style>
    <style:style style:name="T2" style:family="text">
      <style:text-properties officeooo:rsid="0009c8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Anleitung für Kasse</text:span></text:h>
      <text:h text:style-name="Heading_20_2" text:outline-level="2">Abschluss <text:span text:style-name="T1">der Kasse </text:span></text:h>
      <text:list xml:id="list6969115352862233292" text:style-name="L2">
        <text:list-item>
          <text:list>
            <text:list-item>
              <text:p text:style-name="P3"><text:span text:style-name="T1">Bei allen Stationen/OrderJIM einen Abschluss machen.</text:span></text:p>
            </text:list-item>
            <text:list-item>
              <text:p text:style-name="P2">Bei der Hauptkasse den Abschluss machen.</text:p>
            </text:list-item>
            <text:list-item>
              <text:p text:style-name="P2">Danach Sicherung und Datenabgleich durchführen. (Achtung! Dieser ist erst fertig, wenn das Anmeldefenster mit dem Zahlencode erscheint.)</text:p>
            </text:list-item>
            <text:list-item>
              <text:p text:style-name="P2">Danach kann man zuerst alle Stationen/OrderJim ausschalten und danach die Hauptkasse.</text:p>
            </text:list-item>
            <text:list-item>
              <text:p text:style-name="P2">Nachdem die Geräte <text:span text:style-name="T2">ausgeschaltet</text:span> sind die Bildschirme reinigen, z.B. mit einem Tuch oder Serviette und einem Brillenputzmittel. (keine starken Putzmittel verwenden!)</text:p>
            </text:list-item>
          </text:list>
        </text:list-item>
      </text:list>
      <text:h text:style-name="P6" text:outline-level="2">Inbetriebnahme</text:h>
      <text:list xml:id="list6434289726178673539" text:style-name="L3">
        <text:list-item>
          <text:p text:style-name="P4">Zuerst die Hauptkasse einschalten und warten bis sie komplett hochgefahren ist.</text:p>
        </text:list-item>
        <text:list-item>
          <text:p text:style-name="P4">Dann alle Stationen/OrderJIM, die an diesem Tag gebraucht werden, einschalten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" fo:font-family="Roboto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" fo:font-family="Roboto" style:font-style-name="Standard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Roboto" fo:font-family="Roboto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40:20.515260807</meta:creation-date>
    <meta:generator>LibreOffice/4.2.8.2$Linux_X86_64 LibreOffice_project/420m0$Build-2</meta:generator>
    <dc:date>2016-12-21T10:29:24.723971125</dc:date>
    <meta:editing-duration>PT1H14M44S</meta:editing-duration>
    <meta:editing-cycles>6</meta:editing-cycles>
    <meta:document-statistic meta:table-count="0" meta:image-count="0" meta:object-count="0" meta:page-count="1" meta:paragraph-count="10" meta:word-count="96" meta:character-count="702" meta:non-whitespace-character-count="622"/>
  </office:meta>
</office:document-meta>
</file>